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79000000F578EEC4AA.png" manifest:media-type="image/png"/>
  <manifest:file-entry manifest:full-path="Pictures/100000000000012C000001313B44AFC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1.8cm" svg:height="9.8cm" svg:x="3cm" svg:y="0cm">
          <draw:image xlink:href="Pictures/1000000000000279000000F578EEC4AA.png" xlink:type="simple" xlink:show="embed" xlink:actuate="onLoad">
            <text:p/>
          </draw:image>
        </draw:frame>
        <draw:frame draw:style-name="gr1" draw:text-style-name="P1" draw:layer="layout" svg:width="13.8cm" svg:height="11.866cm" svg:x="6.9cm" svg:y="9.1cm">
          <draw:image xlink:href="Pictures/100000000000012C000001313B44AFC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3-02-13T20:23:49</meta:creation-date>
    <dc:date>2013-02-13T20:25:25</dc:date>
    <dc:creator>Jeff Gomes</dc:creator>
    <meta:editing-duration>P0D</meta:editing-duration>
    <meta:editing-cycles>1</meta:editing-cycles>
    <meta:document-statistic meta:object-count="25"/>
    <meta:generator>LibreOffice/3.5$Linux_X86_64 LibreOffice_project/350m1$Build-2</meta:generator>
  </office:meta>
</office:document-meta>
</file>